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text-properties style:font-name="Courier New" fo:font-size="9pt" style:font-name-asian="Courier New1" style:font-size-asian="9pt" style:font-name-complex="Courier New1" style:font-size-complex="9pt"/>
    </style:style>
    <style:style style:name="P4" style:family="paragraph" style:parent-style-name="Standard">
      <style:text-properties style:font-name="Courier New" fo:font-size="9.5pt" style:font-name-asian="Courier New1" style:font-size-asian="9.5pt" style:font-name-complex="Courier New1" style:font-size-complex="9.5pt" fo:background-color="#ffffff"/>
    </style:style>
    <style:style style:name="P5" style:family="paragraph" style:parent-style-name="Standard">
      <style:text-properties fo:background-color="#ffffff"/>
    </style:style>
    <style:style style:name="P6" style:family="paragraph" style:parent-style-name="Standard">
      <style:paragraph-properties fo:margin-left="0in" fo:margin-right="0in" fo:text-indent="0.5in" style:auto-text-indent="false"/>
    </style:style>
    <style:style style:name="P7" style:family="paragraph" style:parent-style-name="Standard">
      <style:paragraph-properties fo:margin-left="0.4165in" fo:margin-right="0in" fo:text-indent="0in" style:auto-text-indent="false"/>
    </style:style>
    <style:style style:name="P8" style:family="paragraph" style:parent-style-name="Standard">
      <style:paragraph-properties fo:margin-left="0.4165in" fo:margin-right="0in" fo:text-indent="0in" style:auto-text-indent="false"/>
      <style:text-properties fo:font-size="9.5pt" style:font-size-asian="9.5pt" style:font-size-complex="9.5pt" fo:background-color="#ffffff"/>
    </style:style>
    <style:style style:name="P9" style:family="paragraph" style:parent-style-name="Standard">
      <style:paragraph-properties fo:margin-left="0.4165in" fo:margin-right="0in" fo:text-indent="0in" style:auto-text-indent="false"/>
      <style:text-properties style:font-name="Courier New" fo:font-size="12pt" style:font-name-asian="Courier New1" style:font-size-asian="12pt" style:font-name-complex="Courier New1" style:font-size-complex="12pt"/>
    </style:style>
    <style:style style:name="P10" style:family="paragraph" style:parent-style-name="Standard">
      <style:paragraph-properties fo:margin-left="0.4165in" fo:margin-right="0in" fo:text-indent="0in" style:auto-text-indent="false"/>
      <style:text-properties style:font-name="Courier New" fo:font-size="12pt" style:font-name-asian="Courier New1" style:font-size-asian="12pt" style:font-name-complex="Courier New1" style:font-size-complex="12pt" fo:background-color="#ffffff"/>
    </style:style>
    <style:style style:name="P11" style:family="paragraph" style:parent-style-name="Standard">
      <style:paragraph-properties fo:margin-left="0.4165in" fo:margin-right="0in" fo:text-indent="0in" style:auto-text-indent="false"/>
      <style:text-properties style:font-name="Courier New" fo:font-size="13pt" style:font-name-asian="Courier New1" style:font-size-asian="13pt" style:font-name-complex="Courier New1" style:font-size-complex="13pt"/>
    </style:style>
    <style:style style:name="P12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2">
      <style:paragraph-properties fo:margin-left="0.5in" fo:margin-right="0in" fo:text-indent="-0.25in" style:auto-text-indent="false"/>
      <style:text-properties style:text-underline-style="none"/>
    </style:style>
    <style:style style:name="P17" style:family="paragraph" style:parent-style-name="Standard" style:list-style-name="WWNum4">
      <style:paragraph-properties fo:margin-left="1in" fo:margin-right="0in" fo:text-indent="-0.25in" style:auto-text-indent="false"/>
    </style:style>
    <style:style style:name="P18" style:family="paragraph" style:parent-style-name="Standard" style:list-style-name="WWNum3">
      <style:paragraph-properties fo:margin-left="1in" fo:margin-right="0in" fo:text-indent="-0.25in" style:auto-text-indent="false"/>
    </style:style>
    <style:style style:name="P19" style:family="paragraph" style:parent-style-name="Standard" style:list-style-name="WWNum1">
      <style:paragraph-properties fo:margin-left="1in" fo:margin-right="0in" fo:text-indent="-0.25in" style:auto-text-indent="false"/>
    </style:style>
    <style:style style:name="P20" style:family="paragraph" style:parent-style-name="Standard" style:list-style-name="WWNum2">
      <style:paragraph-properties fo:margin-left="1in" fo:margin-right="0in" fo:text-indent="-0.25in" style:auto-text-indent="false"/>
    </style:style>
    <style:style style:name="P21" style:family="paragraph" style:parent-style-name="Standard">
      <style:paragraph-properties fo:margin-left="1in" fo:margin-right="0in" fo:text-indent="0in" style:auto-text-indent="false"/>
    </style:style>
    <style:style style:name="P22" style:family="paragraph" style:parent-style-name="Standard">
      <style:paragraph-properties fo:margin-left="0in" fo:margin-right="0in" fo:text-indent="0in" style:auto-text-indent="false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Courier New" style:font-name-asian="Courier New1" style:font-name-complex="Courier New1"/>
    </style:style>
    <style:style style:name="P24" style:family="paragraph" style:parent-style-name="Standard" style:list-style-name="WWNum3">
      <style:paragraph-properties fo:margin-left="1.5in" fo:margin-right="0in" fo:text-indent="-0.25in" style:auto-text-indent="false"/>
    </style:style>
    <style:style style:name="P25" style:family="paragraph" style:parent-style-name="Standard" style:list-style-name="WWNum2">
      <style:paragraph-properties fo:margin-left="1.5in" fo:margin-right="0in" fo:text-indent="-0.25in" style:auto-text-indent="false"/>
    </style:style>
    <style:style style:name="P26" style:family="paragraph" style:parent-style-name="Standard" style:list-style-name="WWNum3">
      <style:paragraph-properties fo:margin-left="2in" fo:margin-right="0in" fo:text-indent="-0.25in" style:auto-text-indent="false"/>
    </style:style>
    <style:style style:name="P27" style:family="paragraph" style:parent-style-name="Title" style:master-page-name="Standard">
      <style:paragraph-properties style:page-number="1"/>
    </style:style>
    <style:style style:name="P28" style:family="paragraph" style:parent-style-name="Heading_20_3">
      <style:paragraph-properties fo:margin-left="0in" fo:margin-right="0in" fo:text-indent="0in" style:auto-text-indent="false"/>
    </style:style>
    <style:style style:name="P29" style:family="paragraph" style:parent-style-name="Heading_20_3">
      <style:paragraph-properties fo:margin-left="1in" fo:margin-right="0in" fo:text-indent="0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style:font-size-asian="13pt" style:font-size-complex="13pt" fo:background-color="#ffffff"/>
    </style:style>
    <style:style style:name="T4" style:family="text">
      <style:text-properties fo:font-size="9.5pt" style:font-size-asian="9.5pt" style:font-size-complex="9.5pt" fo:background-color="#ffffff"/>
    </style:style>
    <style:style style:name="T5" style:family="text">
      <style:text-properties fo:font-size="9.5pt" fo:font-weight="bold" style:font-size-asian="9.5pt" style:font-weight-asian="bold" style:font-size-complex="9.5pt" fo:background-color="#ffffff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Courier New" fo:font-size="12pt" style:font-name-asian="Courier New1" style:font-size-asian="12pt" style:font-name-complex="Courier New1" style:font-size-complex="12pt"/>
    </style:style>
    <style:style style:name="T8" style:family="text">
      <style:text-properties style:font-name="Courier New" fo:font-size="12pt" style:font-name-asian="Courier New1" style:font-size-asian="12pt" style:font-name-complex="Courier New1" style:font-size-complex="12pt" fo:background-color="#ffffff"/>
    </style:style>
    <style:style style:name="T9" style:family="text">
      <style:text-properties style:font-name="Courier New" fo:font-size="8pt" style:font-name-asian="Courier New1" style:font-size-asian="8pt" style:font-name-complex="Courier New1" style:font-size-complex="8pt"/>
    </style:style>
    <style:style style:name="T10" style:family="text">
      <style:text-properties style:font-name="Courier New" fo:font-size="9pt" style:font-name-asian="Courier New1" style:font-size-asian="9pt" style:font-name-complex="Courier New1" style:font-size-complex="9pt"/>
    </style:style>
    <style:style style:name="T11" style:family="text">
      <style:text-properties style:font-name="Courier New" fo:font-size="9.5pt" style:font-name-asian="Courier New1" style:font-size-asian="9.5pt" style:font-name-complex="Courier New1" style:font-size-complex="9.5pt" fo:background-color="#ffffff"/>
    </style:style>
    <style:style style:name="T12" style:family="text">
      <style:text-properties style:font-name="Courier New" fo:font-size="9.5pt" fo:font-weight="bold" style:font-name-asian="Courier New1" style:font-size-asian="9.5pt" style:font-weight-asian="bold" style:font-name-complex="Courier New1" style:font-size-complex="9.5pt" fo:background-color="#ffffff"/>
    </style:style>
    <style:style style:name="T13" style:family="text">
      <style:text-properties style:font-name="Courier New" style:font-name-asian="Courier New1" style:font-name-complex="Courier New1"/>
    </style:style>
    <style:style style:name="T14" style:family="text">
      <style:text-properties style:text-underline-style="none"/>
    </style:style>
    <style:style style:name="T15" style:family="text">
      <style:text-properties fo:color="#ff0000"/>
    </style:style>
    <style:style style:name="T16" style:family="text">
      <style:text-properties fo:color="#ff0000" fo:font-weight="bold" style:font-weight-asian="bold"/>
    </style:style>
    <style:style style:name="T17" style:family="text">
      <style:text-properties fo:color="#ff0000" fo:font-style="italic" style:font-style-asian="italic"/>
    </style:style>
    <style:style style:name="T18" style:family="text">
      <style:text-properties fo:color="#ff0000" fo:font-style="italic" style:text-underline-style="none" style:font-style-asian="italic"/>
    </style:style>
    <style:style style:name="T19" style:family="text">
      <style:text-properties fo:font-style="italic" fo:font-weight="bold" style:font-style-asian="italic" style:font-weight-asian="bold"/>
    </style:style>
    <style:style style:name="T20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bookmark text:name="_fz56bsjh8rem"/>Ingestion Erin</text:p>
      <text:p text:style-name="Standard"/>
      <text:p text:style-name="Standard">5 injection</text:p>
      <text:p text:style-name="Standard">/scratch/projects/hetdex/hdr4/reduction/data/mkshotid</text:p>
      <text:p text:style-name="Standard"><text:span text:style-name="T1">python3 /home1/05350/ecooper/hetdex_api/h5tools/create_astrometry_hdf5.py -d $1 -o $2 -of $1v$2.h5 --append</text:span></text:p>
      <text:p text:style-name="P1"/>
      <text:p text:style-name="Standard"><text:span text:style-name="T1">-d = date</text:span></text:p>
      <text:p text:style-name="Standard"><text:span text:style-name="T1">-o = observation id</text:span></text:p>
      <text:p text:style-name="Standard"><text:span text:style-name="T1">-of = output file name</text:span></text:p>
      <text:p text:style-name="P1"/>
      <text:p text:style-name="P6">bash script that calls into hetdex_api</text:p>
      <text:p text:style-name="P6">need to update paths (maybe make as a config that is read? or some globals so can switch paths)</text:p>
      <text:p text:style-name="Standard">under h5tools in hetdex_api</text:p>
      <text:p text:style-name="Standard"/>
      <text:p text:style-name="Standard"/>
      <text:p text:style-name="Standard"/>
      <text:p text:style-name="Standard"/>
      <text:p text:style-name="Standard"/>
      <text:p text:style-name="Standard">create_shot_hdf5.py ingests multifits for one shot</text:p>
      <text:p text:style-name="Standard">** must be done first</text:p>
      <text:p text:style-name="Standard"><text:soft-page-break/>the others can be in different order or run individually (e.g. if you want to re-run)</text:p>
      <text:p text:style-name="Standard"/>
      <text:p text:style-name="Standard">(can have –append) … otherwise they create their own</text:p>
      <text:p text:style-name="Standard"/>
      <text:p text:style-name="Standard"/>
      <text:p text:style-name="Standard">**(zoom note check can copy from chat???)</text:p>
      <text:p text:style-name="Standard"/>
      <text:p text:style-name="Heading_20_2"><text:bookmark text:name="_6hfvgmg168g3"/>Erin Notes:</text:p>
      <text:p text:style-name="Standard">1. Make the SHOT h5 files. See instructions in hdr4/reduction/data/read_make</text:p>
      <text:p text:style-name="Standard"><text:s text:c="4"/>1. Ingest one shot at a time</text:p>
      <text:p text:style-name="Standard"><text:s text:c="4"/>2. Note to Erin: consider ingesting amp.dat file at this point</text:p>
      <text:p text:style-name="Standard">2. Make the Detection H5 files. This step can be done in parallel with 1</text:p>
      <text:p text:style-name="Standard"><text:s text:c="4"/>1. These are made one shot at a time</text:p>
      <text:p text:style-name="Standard">3. Compile results for full survey. See instructions in hdr4/survey/read_make</text:p>
      <text:p text:style-name="Standard"><text:s text:c="4"/>1. Make Survey File</text:p>
      <text:p text:style-name="Standard"><text:s text:c="4"/>2. Make FiberIndex File</text:p>
      <text:p text:style-name="Standard"><text:s text:c="4"/>3. Make DetectIndex File</text:p>
      <text:p text:style-name="Standard">4. Get im statistics using get_imvals. This is needed for amp flag in next step.</text:p>
      <text:p text:style-name="Standard"><text:s text:c="4"/>1. This takes about 6 Node hours at 64 tasks/N</text:p>
      <text:p text:style-name="Standard">5. Make amp flag file</text:p>
      <text:p text:style-name="Standard"><text:s text:c="4"/>1. <text:s/>/work/05350/ecooper/stampede2/hdr4/bad_amp_hunting_hdr4.ipynb </text:p>
      <text:p text:style-name="Standard"><text:soft-page-break/>6. Make curated catalog lists</text:p>
      <text:p text:style-name="Standard">7. Run Elixer</text:p>
      <text:p text:style-name="Standard">8. Find new meteors (Note this step requires the Elixer Run on the curated line catalog)</text:p>
      <text:p text:style-name="Standard"><text:s text:c="4"/>1. /work/05350/ecooper/stampede2/hdr4/meteors.ipynb</text:p>
      <text:p text:style-name="Standard">9. Run fiber index masking (This requires as much updates to masking as possible, but is not a requisite to anything except the mask version will match the catalog version)</text:p>
      <text:p text:style-name="Standard"><text:s text:c="4"/>1. <text:s/>/work/05350/ecooper/stampede2/hdr4/making_fiber_mask.ipynb</text:p>
      <text:p text:style-name="Standard">10. Get detection flags (This requires as much updates to masking as possible)</text:p>
      <text:p text:style-name="Standard"><text:s text:c="4"/>1. awk '{print "python3 get_det_flags.py", $1$2}' /scratch/projects/hetdex/hdr4/survey/hdr4.use &gt; run_shot</text:p>
      <text:p text:style-name="Standard"><text:s text:c="4"/>2. Code is at hetdex_api/hetdex_tools/get_det_flags.py </text:p>
      <text:p text:style-name="Standard"><text:s text:c="4"/>3. Note that it currently requires editing to path of curated line detection lists</text:p>
      <text:p text:style-name="Standard"><text:s text:c="4"/>4. Run 10 Nodes at 64 tasks per Node for 2 hours</text:p>
      <text:p text:style-name="Standard"><text:s text:c="4"/>5. Combine into one file using merge option </text:p>
      <text:p text:style-name="Standard"><text:s text:c="8"/>1. python3 /home1/05350/ecooper/hetdex_api/hetdex_tools/get_det_flags.py --merge</text:p>
      <text:p text:style-name="Standard">11. Collect curated spectra into a single file</text:p>
      <text:p text:style-name="Standard"><text:s text:c="4"/>1. awk '{print "python3 make_spectra_file.py", $1$2}' /scratch/projects/hetdex/hdr4/survey/hdr4.use &gt; run_make_table (Takes about 40 minutes on 1N at 64 tasks/N)</text:p>
      <text:p text:style-name="Standard"><text:s text:c="4"/>2. Using the following notebook: /work/05350/ecooper/stampede2/hdr4/convert_spectra_for_catalog+Diagnose-4.0.0.ipynb</text:p>
      <text:p text:style-name="Standard"><text:s text:c="8"/>* Combine into one spectra file per month </text:p>
      <text:p text:style-name="Standard"><text:s text:c="8"/>* Combine into one spectra for full survey</text:p>
      <text:p text:style-name="Standard"><text:s text:c="8"/>* Convert to Diagnose friendly format</text:p>
      <text:p text:style-name="Standard"><text:s text:c="4"/>3. Put files in hdr4/catalogs/</text:p>
      <text:p text:style-name="Standard">12. Run Diagnose on everything g&lt;22</text:p>
      <text:p text:style-name="Standard"><text:soft-page-break/>13. Make Catalogs</text:p>
      <text:p text:style-name="Standard">14. Make ML products</text:p>
      <text:p text:style-name="Standard"/>
      <text:p text:style-name="Standard"/>
      <text:p text:style-name="Standard"><text:span text:style-name="T3">First, set up directory structure similar to past releases: </text:span></text:p>
      <text:p text:style-name="P7"><text:span text:style-name="T4">login2.ls6(1121)$ ls /scratch/05350/ecooper/hdr5</text:span></text:p>
      <text:p text:style-name="P7"><text:span text:style-name="T4">catalogs <text:s/>detect <text:s/>reduction <text:s/>software <text:s/>survey</text:span></text:p>
      <text:p text:style-name="P8"/>
      <text:p text:style-name="P7"><text:span text:style-name="T4">&gt;&gt; !! must mkdir match_pngs under reduction/data<text:line-break/>&gt;&gt; <text:s/>soo …</text:span></text:p>
      <text:p text:style-name="P2"/>
      <text:p text:style-name="Standard"><text:span text:style-name="T6">Step 1 is this script</text:span><text:span text:style-name="T2">:</text:span><text:span text:style-name="T3"> </text:span><text:span text:style-name="T4">/scratch/05350/ecooper</text:span><text:span text:style-name="T5">/hdr5/reduction/data/mkshotid</text:span><text:span text:style-name="T4">. W</text:span><text:span text:style-name="T2">e've updated the paths to point to your directory. <text:line-break/></text:span></text:p>
      <text:p text:style-name="P6"><text:span text:style-name="T7">cd reduction/data</text:span></text:p>
      <text:p text:style-name="P7"><text:span text:style-name="T8"><text:s/>mkshotid 20230904 011</text:span></text:p>
      <text:p text:style-name="P10"/>
      <text:p text:style-name="Standard"><text:span text:style-name="T6">Step 2 is to ingest detections. You'll have to change the detect paths to your directories</text:span></text:p>
      <text:p text:style-name="P7"><text:span text:style-name="T8">cd ../../detect</text:span></text:p>
      <text:p text:style-name="P7"><text:span text:style-name="T8">python3 /home1/05350/ecooper/hetdex_api/h5tools/create_detect_hdf5.py -d $1 -o $2 -dp </text:span><text:span text:style-name="T7">/scratch/00115/gebhardt/alldet/detect_out</text:span></text:p>
      <text:p text:style-name="P9"/>
      <text:p text:style-name="P7"><text:span text:style-name="T7">python3 /home1/05350/ecooper/hetdex_api/h5tools/create_cont_hdf5.py -d $1 -o $2 -dp /scratch/00115/gebhardt/cs/spec</text:span></text:p>
      <text:p text:style-name="P11"/>
      <text:p text:style-name="Standard">We'll have to see if this is all you need for elixer. For example can you run without the survey file? The detect index?</text:p>
      <text:p text:style-name="Standard"><text:soft-page-break/></text:p>
      <text:p text:style-name="Standard">&gt;&gt; check which catalog was used under a datevshot, by looking at the saved shuffle.cfg file<text:line-break/>&gt;&gt; grep “^catalog = “ shuffle.cfg</text:p>
      <text:p text:style-name="Standard"/>
      <text:p text:style-name="Standard">&gt;&gt; need to re-run 202309 - 202312 for GAIA for ingestion, had not previously saved off separately (but have for 202401, 202402) … and see if it fixes issues (it should)</text:p>
      <text:p text:style-name="Standard"/>
      <text:p text:style-name="Standard">&gt;&gt;&gt; errors on test run 20230904 011</text:p>
      <text:p text:style-name="Standard"><text:span text:style-name="T9">INFO - 2024-04-08 09:21:42,007] Appending fullskymodel to 20230904v011.h5</text:span></text:p>
      <text:p text:style-name="Standard"><text:span text:style-name="T9">[INFO - 2024-04-08 09:21:44,592] Appending calibration info to 20230904v011.h5</text:span></text:p>
      <text:p text:style-name="Standard"><text:span text:style-name="T9">[INFO - 2024-04-08 09:21:44,594] Creating new Calibration group</text:span></text:p>
      <text:p text:style-name="Standard"><text:span text:style-name="T9">[INFO - 2024-04-08 09:21:47,114] Appending astrometry to 20230904v011.h5</text:span></text:p>
      <text:p text:style-name="Standard"><text:span text:style-name="T9">[WARNING - 2024-04-08 09:21:47,125] Could not include /scratch/03261/polonius/science_reductions/vdrp/shifts/gaia/20230904v011/shuffle.cfg</text:span></text:p>
      <text:p text:style-name="Standard"><text:span text:style-name="T9">[WARNING - 2024-04-08 09:21:47,127] Could not include /scratch/03261/polonius/science_reductions/vdrp/shifts/gaia/20230904v011/fplane.txt</text:span></text:p>
      <text:p text:style-name="Standard"><text:span text:style-name="T9">[WARNING - 2024-04-08 09:21:47,128] Could not include /scratch/03261/polonius/science_reductions/vdrp/shifts/gaia/20230904v011/shout.ifustars</text:span></text:p>
      <text:p text:style-name="Standard"><text:span text:style-name="T9">[WARNING - 2024-04-08 09:21:47,129] Could not include /scratch/03261/polonius/science_reductions/vdrp/shifts/gaia/20230904v011/all.mch</text:span></text:p>
      <text:p text:style-name="Standard"><text:span text:style-name="T9">[WARNING - 2024-04-08 09:21:47,130] Could not include /scratch/03261/polonius/science_reductions/vdrp/shifts/gaia/20230904v011/norm.dat</text:span></text:p>
      <text:p text:style-name="Standard"><text:span text:style-name="T9">[WARNING - 2024-04-08 09:21:47,131] Could not include /scratch/03261/polonius/science_reductions/vdrp/shifts/gaia/20230904v011/radec2_exp01.dat</text:span></text:p>
      <text:p text:style-name="Standard"><text:span text:style-name="T9">[WARNING - 2024-04-08 09:21:47,131] Could not include norm.dat</text:span></text:p>
      <text:p text:style-name="Standard"><text:span text:style-name="T9">[WARNING - 2024-04-08 09:21:47,131] Could not include /scratch/03261/polonius/science_reductions/vdrp/shifts/gaia/20230904v011/all.mch</text:span></text:p>
      <text:p text:style-name="Standard"><text:span text:style-name="T9">[WARNING - 2024-04-08 09:21:47,131] Could not include match_pngs/match_20230904v011_exp01.png</text:span></text:p>
      <text:p text:style-name="Standard"><text:span text:style-name="T9">[WARNING - 2024-04-08 09:21:47,132] Could not include /scratch/03261/polonius/science_reductions/vdrp/shifts/gaia/20230904v011/getoff_exp01.out</text:span></text:p>
      <text:p text:style-name="Standard"><text:span text:style-name="T9">[WARNING - 2024-04-08 09:21:47,133] Could not include /scratch/03261/polonius/science_reductions/vdrp/shifts/gaia/20230904v011/dith_exp01.all</text:span></text:p>
      <text:p text:style-name="Standard"><text:soft-page-break/><text:span text:style-name="T9">[WARNING - 2024-04-08 09:21:47,134] Could not include /scratch/03261/polonius/science_reductions/vdrp/shifts/gaia/20230904v011/getoff2_exp01.out</text:span></text:p>
      <text:p text:style-name="Standard"><text:span text:style-name="T9">[WARNING - 2024-04-08 09:21:47,135] Could not include /scratch/03261/polonius/science_reductions/vdrp/shifts/gaia/20230904v011/xy_exp01.dat</text:span></text:p>
      <text:p text:style-name="Standard"><text:span text:style-name="T9">[WARNING - 2024-04-08 09:21:47,136] Could not include /scratch/03261/polonius/science_reductions/vdrp/shifts/gaia/20230904v011/radec2_exp02.dat</text:span></text:p>
      <text:p text:style-name="Standard"><text:span text:style-name="T9">[WARNING - 2024-04-08 09:21:47,136] Could not include norm.dat</text:span></text:p>
      <text:p text:style-name="Standard"><text:span text:style-name="T9">[WARNING - 2024-04-08 09:21:47,136] Could not include /scratch/03261/polonius/science_reductions/vdrp/shifts/gaia/20230904v011/all.mch</text:span></text:p>
      <text:p text:style-name="Standard"><text:span text:style-name="T9">[WARNING - 2024-04-08 09:21:47,136] Could not include match_pngs/match_20230904v011_exp02.png</text:span></text:p>
      <text:p text:style-name="Standard"><text:span text:style-name="T9">[WARNING - 2024-04-08 09:21:47,137] Could not include /scratch/03261/polonius/science_reductions/vdrp/shifts/gaia/20230904v011/getoff_exp02.out</text:span></text:p>
      <text:p text:style-name="Standard"><text:span text:style-name="T9">[WARNING - 2024-04-08 09:21:47,138] Could not include /scratch/03261/polonius/science_reductions/vdrp/shifts/gaia/20230904v011/dith_exp02.all</text:span></text:p>
      <text:p text:style-name="Standard"><text:span text:style-name="T9">[WARNING - 2024-04-08 09:21:47,138] Could not include /scratch/03261/polonius/science_reductions/vdrp/shifts/gaia/20230904v011/getoff2_exp02.out</text:span></text:p>
      <text:p text:style-name="Standard"><text:span text:style-name="T9">[WARNING - 2024-04-08 09:21:47,139] Could not include /scratch/03261/polonius/science_reductions/vdrp/shifts/gaia/20230904v011/xy_exp02.dat</text:span></text:p>
      <text:p text:style-name="Standard"><text:span text:style-name="T9">[WARNING - 2024-04-08 09:21:47,140] Could not include /scratch/03261/polonius/science_reductions/vdrp/shifts/gaia/20230904v011/radec2_exp03.dat</text:span></text:p>
      <text:p text:style-name="Standard"><text:span text:style-name="T9">[WARNING - 2024-04-08 09:21:47,140] Could not include norm.dat</text:span></text:p>
      <text:p text:style-name="Standard"><text:span text:style-name="T9">[WARNING - 2024-04-08 09:21:47,140] Could not include /scratch/03261/polonius/science_reductions/vdrp/shifts/gaia/20230904v011/all.mch</text:span></text:p>
      <text:p text:style-name="Standard"><text:span text:style-name="T9">[WARNING - 2024-04-08 09:21:47,140] Could not include match_pngs/match_20230904v011_exp03.png</text:span></text:p>
      <text:p text:style-name="Standard"><text:span text:style-name="T9">[WARNING - 2024-04-08 09:21:47,141] Could not include /scratch/03261/polonius/science_reductions/vdrp/shifts/gaia/20230904v011/getoff_exp03.out</text:span></text:p>
      <text:p text:style-name="Standard"><text:span text:style-name="T9">[WARNING - 2024-04-08 09:21:47,142] Could not include /scratch/03261/polonius/science_reductions/vdrp/shifts/gaia/20230904v011/dith_exp03.all</text:span></text:p>
      <text:p text:style-name="Standard"><text:span text:style-name="T9">[WARNING - 2024-04-08 09:21:47,143] Could not include /scratch/03261/polonius/science_reductions/vdrp/shifts/gaia/20230904v011/getoff2_exp03.out</text:span></text:p>
      <text:p text:style-name="Standard"><text:span text:style-name="T9">[WARNING - 2024-04-08 09:21:47,143] Could not include /scratch/03261/polonius/science_reductions/vdrp/shifts/gaia/20230904v011/xy_exp03.dat</text:span></text:p>
      <text:p text:style-name="Standard"><text:span text:style-name="T9">[ERROR - 2024-04-08 09:21:47,146] Could not open /scratch/03261/polonius/science_reductions/vdrp/shifts/gaia/20230904v011/radec2_final.dat</text:span></text:p>
      <text:p text:style-name="Standard"><text:span text:style-name="T9">[ERROR - 2024-04-08 09:21:47,156] Could not open /scratch/03261/polonius/science_reductions/vdrp/shifts/gaia/20230904v011/radec2_final.dat</text:span></text:p>
      <text:p text:style-name="Standard"><text:span text:style-name="T9">[ERROR - 2024-04-08 09:21:47,156] Could not include astrometry shot info for 20230904v011</text:span></text:p>
      <text:p text:style-name="Standard"><text:soft-page-break/><text:span text:style-name="T9">Done Ingesting 20230904 011</text:span></text:p>
      <text:p text:style-name="Standard"/>
      <text:p text:style-name="Standard"/>
      <text:p text:style-name="Standard"/>
      <text:p text:style-name="Standard"><text:span text:style-name="T10">=== create astrometry === </text:span></text:p>
      <text:p text:style-name="Standard"><text:span text:style-name="T10">[INFO - 2024-04-08 11:42:58,839] Appending astrometry to 20230904v011.h5</text:span></text:p>
      <text:p text:style-name="Standard"><text:span text:style-name="T10">convert: unable to open image `match_pngs/match_20230904v011_exp01.png': No such file or directory @ error/blob.c/OpenBlob/2959.</text:span></text:p>
      <text:p text:style-name="Standard"><text:span text:style-name="T10">convert: WriteBlob Failed `match_pngs/match_20230904v011_exp01.png' @ error/png.c/MagickPNGErrorHandler/1643.</text:span></text:p>
      <text:p text:style-name="Standard"><text:span text:style-name="T10">Traceback (most recent call last):</text:span></text:p>
      <text:p text:style-name="Standard"><text:span text:style-name="T10"><text:s text:c="2"/>File "/work/03261/polonius/maverick/science/sciscripts/hetdex_api/h5tools/create_astrometry_hdf5.py", line 446, in &lt;module&gt;</text:span></text:p>
      <text:p text:style-name="Standard"><text:span text:style-name="T10"><text:s text:c="4"/>main()</text:span></text:p>
      <text:p text:style-name="Standard"><text:span text:style-name="T10"><text:s text:c="2"/>File "/work/03261/polonius/maverick/science/sciscripts/hetdex_api/h5tools/create_astrometry_hdf5.py", line 304, in main</text:span></text:p>
      <text:p text:style-name="Standard"><text:span text:style-name="T10"><text:s text:c="4"/>plt_matchim = plt.imread(matchpng)</text:span></text:p>
      <text:p text:style-name="Standard"><text:span text:style-name="T10"><text:s text:c="2"/>File "/opt/apps/intel19/python3/3.9.7/lib/python3.9/site-packages/matplotlib/pyplot.py", line 2407, in imread</text:span></text:p>
      <text:p text:style-name="Standard"><text:span text:style-name="T10"><text:s text:c="4"/>return matplotlib.image.imread(fname, format)</text:span></text:p>
      <text:p text:style-name="Standard"><text:span text:style-name="T10"><text:s text:c="2"/>File "/opt/apps/intel19/python3/3.9.7/lib/python3.9/site-packages/matplotlib/image.py", line 1501, in imread</text:span></text:p>
      <text:p text:style-name="Standard"><text:span text:style-name="T10"><text:s text:c="4"/>with img_open(fname) as image:</text:span></text:p>
      <text:p text:style-name="Standard"><text:span text:style-name="T10"><text:s text:c="2"/>File "/opt/apps/intel19/python3/3.9.7/lib/python3.9/site-packages/PIL/ImageFile.py", line 109, in __init__</text:span></text:p>
      <text:p text:style-name="Standard"><text:span text:style-name="T10"><text:s text:c="4"/>self.fp = open(fp, "rb")</text:span></text:p>
      <text:p text:style-name="Standard"><text:span text:style-name="T10">FileNotFoundError: [Errno 2] No such file or directory: 'match_pngs/match_20230904v011_exp01.png'</text:span></text:p>
      <text:p text:style-name="Standard"><text:span text:style-name="T10">Closing remaining open files:20230904v011.h5...done</text:span></text:p>
      <text:p text:style-name="P3"><text:soft-page-break/></text:p>
      <text:p text:style-name="Standard"><text:span text:style-name="T10">Done Ingesting 20230904 011</text:span></text:p>
      <text:p text:style-name="Standard"/>
      <text:p text:style-name="Standard"/>
      <text:p text:style-name="Title"><text:bookmark text:name="_m5mhl310grk9"/>&lt;&lt; !! START HERE !! &gt;&gt;</text:p>
      <text:p text:style-name="Heading_20_1"><text:bookmark text:name="_t52gkrdewg56"/>Setup</text:p>
      <text:p text:style-name="Standard">Copy file structure and files from</text:p>
      <text:p text:style-name="Standard"><text:s/>/work/03261/polonius/hetdex/ingestion/hdrX </text:p>
      <text:p text:style-name="P6">to</text:p>
      <text:p text:style-name="Standard">/scratch/03261/polonius/hetdex/hdr&lt;X&gt;</text:p>
      <text:p text:style-name="P6">where X is the hdr number</text:p>
      <text:p text:style-name="Standard">(this has multiple subfolders and some helper executables)</text:p>
      <text:p text:style-name="Standard"/>
      <text:p text:style-name="Standard">Prior to execution for a given YYYYMM, the reductions should be done all the way through line and continuum detection (*** technically, the first step can be done through calibration, but may as well complete the line and continuum detections as those are needed just after)</text:p>
      <text:p text:style-name="Heading_20_1"><text:bookmark text:name="_3xcivlu0erl5"/>Execution</text:p>
      <text:p text:style-name="Standard">use hdr5 as the example, but could be any hdr#</text:p>
      <text:p text:style-name="Heading_20_2"><text:bookmark text:name="_nyklx5u62l3k"/><text:line-break/>Shot h5 files</text:p>
      <text:p text:style-name="Standard">working from /scratch/03261/polonius/hdr5/reduction/data</text:p>
      <text:p text:style-name="Standard"/>
      <text:list xml:id="list1538254870" text:style-name="WWNum4">
        <text:list-item>
          <text:p text:style-name="P12"><text:span text:style-name="T1">run make_mkshotid.run YYYYMM</text:span></text:p>
          <text:list>
            <text:list-item>
              <text:p text:style-name="P17">produces the run file (mkshot_&lt;YYYYMM&gt;.run_1.run)</text:p>
            </text:list-item>
          </text:list>
        </text:list-item>
        <text:list-item>
          <text:p text:style-name="P12"><text:soft-page-break/><text:span text:style-name="T1">run make_mkshotid.slurm <text:s/>mkshot_&lt;YYYYMM&gt;.run</text:span> <text:s text:c="2"/>or <text:s/>mkshot_&lt;YYYYMM&gt;.run_1.run</text:p>
          <text:list>
            <text:list-item>
              <text:p text:style-name="P17">usually around 2h on 1 node</text:p>
            </text:list-item>
          </text:list>
        </text:list-item>
        <text:list-item>
          <text:p text:style-name="P12"><text:span text:style-name="T1">sbatch </text:span>the slurm</text:p>
        </text:list-item>
        <text:list-item>
          <text:p text:style-name="P12">run check_ofile, esp if timeout and check for errors</text:p>
        </text:list-item>
        <text:list-item>
          <text:p text:style-name="P12">run <text:span text:style-name="T1">check_mkshot_output YYYYMM</text:span></text:p>
          <text:list>
            <text:list-item>
              <text:p text:style-name="P17">will report AND produce output file (mkshot_YYYYMM.run.sweep) with the shots that did not generate an h5 file</text:p>
            </text:list-item>
          </text:list>
        </text:list-item>
      </text:list>
      <text:p text:style-name="P21"><text:line-break/>if any are missing:</text:p>
      <text:list xml:id="list84851235153789" text:continue-numbering="true" text:style-name="WWNum4">
        <text:list-item>
          <text:list>
            <text:list-item>
              <text:p text:style-name="P17"><text:span text:style-name="T1">run make_mkshot.slrum mkshot_YYYYMM.run</text:span>.<text:span text:style-name="T1">sweep</text:span> and <text:span text:style-name="T1">sbatch </text:span>if needed</text:p>
            </text:list-item>
            <text:list-item>
              <text:p text:style-name="P17"><text:span text:style-name="T15">&gt;&gt;todo&lt;&lt; ?? found a few in 202405xx with zero length Shot group in h5 (should be length 1) … no errors reported and did not discover until months later when trying to build the survey file <text:line-break/>Re-running mkshot correctly populated Shot group. No errors were reported either time.</text:span></text:p>
            </text:list-item>
          </text:list>
        </text:list-item>
        <text:list-item>
          <text:p text:style-name="P12"><text:span text:style-name="T1">copy shot h5</text:span> files to <text:line-break/>/scratch/projects/hetdex/hdr&lt;X&gt;/reduction/data</text:p>
        </text:list-item>
        <text:list-item>
          <text:p text:style-name="P12"><text:span text:style-name="T1">copy match_pngs</text:span> to <text:line-break/>/scratch/projects/hetdex/hdr&lt;X&gt;/reduction/data/match_pngs</text:p>
        </text:list-item>
        <text:list-item>
          <text:p text:style-name="P12"><text:span text:style-name="T1">copy shot h5</text:span> files to <text:line-break/>/corral-repl/utexas/Hobby-Eberly-Telesco/hdr&lt;X&gt;/reduction/data</text:p>
        </text:list-item>
        <text:list-item>
          <text:p text:style-name="P12"><text:span text:style-name="T1">copy match_pngs</text:span> to<text:line-break/> /corral-repl/utexas/Hobby-Eberly-Telesco/hdr&lt;X&gt;/reduction/data/match_pngs</text:p>
        </text:list-item>
      </text:list>
      <text:p text:style-name="P22"/>
      <text:p text:style-name="Standard"/>
      <text:p text:style-name="Heading_20_2"><text:bookmark text:name="_dk6yuc3t5t0"/>Emission Line and Continuum Detections</text:p>
      <text:p text:style-name="Standard">Erin notes:</text:p>
      <text:p text:style-name="Standard">I do it in parallel by shot. Then I merge by month and then to one file but I think you'll stick to just one shot at a time for now.</text:p>
      <text:p text:style-name="Standard"/>
      <text:p text:style-name="Standard">Notes about how I do it in batch are in</text:p>
      <text:p text:style-name="P5"/>
      <text:p text:style-name="Standard"><text:soft-page-break/><text:span text:style-name="T11">/scratch/projects/hetdex/hdr4/detect/jobs/readme</text:span></text:p>
      <text:p text:style-name="Standard"><text:span text:style-name="T12">#emission line catalog</text:span></text:p>
      <text:p text:style-name="Standard"><text:span text:style-name="T11">#first run: (~2 hours on 10 Nodes, 128 tasks/N, NOTE this was slow and just made 2 hours)</text:span></text:p>
      <text:p text:style-name="Standard"><text:span text:style-name="T11">#awk '{print "mkdet", $1, $2}' ../survey/hdr4.use &gt; run_shot</text:span></text:p>
      <text:p text:style-name="Standard"><text:span text:style-name="T11">sbatch run_shot.slurm</text:span></text:p>
      <text:p text:style-name="Standard"><text:span text:style-name="T11">#then combine by month: (~30 min)</text:span></text:p>
      <text:p text:style-name="Standard"><text:span text:style-name="T11">#awk '{print "mergedet_month", $1}' monthlist &gt; run_month</text:span></text:p>
      <text:p text:style-name="Standard"><text:span text:style-name="T11">sbatch --dependency=singleton run_month.slurm</text:span></text:p>
      <text:p text:style-name="Standard"><text:span text:style-name="T11">#then combine all the months: (takes ~15 min)</text:span></text:p>
      <text:p text:style-name="Standard"><text:span text:style-name="T11">sbatch --dependency=singleton merge_all.slurm</text:span></text:p>
      <text:p text:style-name="P4"/>
      <text:p text:style-name="P4"/>
      <text:p text:style-name="Standard"><text:span text:style-name="T12"># continuum catalog</text:span></text:p>
      <text:p text:style-name="Standard"><text:span text:style-name="T11">#awk '{print "mkcont", $1, $2}' ../survey/hdr4.use &gt; run_cont</text:span></text:p>
      <text:p text:style-name="Standard"><text:span text:style-name="T11">#run ingestion by shot (~3 min on 1 N, 128 tasks/N)</text:span></text:p>
      <text:p text:style-name="Standard"><text:span text:style-name="T11">sbatch run_cont.slurm</text:span></text:p>
      <text:p text:style-name="Standard"><text:span text:style-name="T11">#merge cont files (~15 min on 1 N)</text:span></text:p>
      <text:p text:style-name="Standard"><text:span text:style-name="T11">sbatch --dependency=singleton merge_cont.slurm</text:span></text:p>
      <text:p text:style-name="Standard"><text:span text:style-name="T11">#remove spec files that were transferred over</text:span></text:p>
      <text:p text:style-name="Standard"><text:span text:style-name="T11">#rm -rf spec/</text:span></text:p>
      <text:p text:style-name="P4"/>
      <text:p text:style-name="Standard"><text:soft-page-break/>Working from: <text:span text:style-name="T1">/scratch/03261/polonius/hdr&lt;x&gt;/detect:</text:span></text:p>
      <text:p text:style-name="P4"/>
      <text:list xml:id="list2324735197" text:style-name="WWNum3">
        <text:list-item>
          <text:p text:style-name="P13">!!! <text:span text:style-name="T19">IF </text:span>this is the start of a new release, <text:span text:style-name="T16">EDIT </text:span><text:span text:style-name="T1">create_detect_hdf5.py</text:span> and<text:span text:style-name="T1"> create_cont_hdf5.py</text:span> under hetdex_api/h5tools !!!</text:p>
          <text:list>
            <text:list-item>
              <text:p text:style-name="P18">set the <text:span text:style-name="T1">index_buff </text:span>variable starting point as needed<text:line-break/><text:span text:style-name="T16">!!! WARNING !!! </text:span>there are several places where this can be set, so search and set them all as appropriate</text:p>
            </text:list-item>
            <text:list-item>
              <text:p text:style-name="P18"><text:span text:style-name="T16">!!!</text:span> this is only needed as the starting index for a new release …<text:span text:style-name="T20"> you do NOT edit this when just adding in additional months</text:span> for the same release <text:span text:style-name="T16">!!!</text:span></text:p>
            </text:list-item>
          </text:list>
        </text:list-item>
        <text:list-item>
          <text:p text:style-name="P13">run<text:span text:style-name="T1"> make_ingest_&lt;line|cont&gt;.run YYYYMM</text:span></text:p>
        </text:list-item>
        <text:list-item>
          <text:p text:style-name="P13">run <text:span text:style-name="T1">make_ingest_&lt;line|cont&gt;.slurm ingest_&lt;line|cont&gt;_YYYYMM.run</text:span></text:p>
        </text:list-item>
        <text:list-item>
          <text:p text:style-name="P13"><text:span text:style-name="T1">sbatch </text:span>the .slurms (NOTE: line is a bit slow and cont is SUPER fast … like less than 1 min for a month … can actually cat them all together and just do one slurm for cont)</text:p>
          <text:list>
            <text:list-item>
              <text:p text:style-name="P18">produces <text:line-break/>detect_YYYYMMDDSSS.h5 for each shot<text:line-break/>cont_YYYYMMDDvSSS.h5 for each shot <text:s/>(yes, this one has the ‘v’ and detect does not)<text:line-break/>also: <text:span text:style-name="T15">ifustat_YYYYMMDDSSS.tab</text:span> (has columns for ampid, ndet, ndetsel)<text:line-break/></text:p>
            </text:list-item>
          </text:list>
        </text:list-item>
      </text:list>
      <text:p text:style-name="P28"><text:bookmark text:name="_krdnaxuq9piu"/>Next, after the slurms are done for the month, merge them <text:s/>…<text:line-break/></text:p>
      <text:list xml:id="list84850665473403" text:continue-numbering="true" text:style-name="WWNum3">
        <text:list-item>
          <text:p text:style-name="P13">FOR <text:span text:style-name="T1">CONT </text:span>detections <text:span text:style-name="T1">merge_cont </text:span><text:s/></text:p>
          <text:list>
            <text:list-item>
              <text:p text:style-name="P18">NOTICE this is NOT by month, there are many fewer continuum detections so a by month is not necessary</text:p>
            </text:list-item>
            <text:list-item>
              <text:p text:style-name="P18"><text:span text:style-name="T1">idev </text:span>probably recommended as the number of shots increases, but even for a year’s worth it only takes a few minutes (at ~ 1 sec per shot)</text:p>
            </text:list-item>
            <text:list-item>
              <text:p text:style-name="P18">this completes the merge for the continuum sources</text:p>
            </text:list-item>
            <text:list-item>
              <text:p text:style-name="P18">output is <text:span text:style-name="T1">continuum_sources.h5 </text:span></text:p>
              <text:list>
                <text:list-item>
                  <text:p text:style-name="P24">it is rebuilt with everything, so no need to copy the old one if it already exists</text:p>
                </text:list-item>
                <text:list-item>
                  <text:p text:style-name="P24"><text:span text:style-name="T17">(note: this is NOT set up to just append to an existing continuum_sources.h5, it will replace it … but it is pretty fast … well less than a minute per month)</text:span></text:p>
                  <text:list>
                    <text:list-item>
                      <text:p text:style-name="P26"><text:span text:style-name="T17">this is a PROBLEM as things age off /scratch … need to append to what is already there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">FOR <text:span text:style-name="T1">LINE </text:span>detections: <text:span text:style-name="T1">mergedet_month YYYYMM</text:span></text:p>
          <text:list>
            <text:list-item>
              <text:p text:style-name="P18">this produces: detect_month_YYYYMM.h5<text:line-break/>and <text:span text:style-name="T15">ifustats_month_YYYYMM.tab</text:span></text:p>
            </text:list-item>
            <text:list-item>
              <text:p text:style-name="P18">takes (on average) a few secs per shot to merge in, so up to a few minutes per month … suggest <text:span text:style-name="T1">idev </text:span>given the memory but for a single month, login node might be okay</text:p>
            </text:list-item>
          </text:list>
        </text:list-item>
      </text:list>
      <text:p text:style-name="P29"><text:bookmark text:name="_1pt5tgld0nqg"/><text:soft-page-break/></text:p>
      <text:p text:style-name="P28"><text:bookmark text:name="_4c8rmaaju2sw"/>Then merge all the months …</text:p>
      <text:p text:style-name="Standard"/>
      <text:list xml:id="list84850385096066" text:continue-numbering="true" text:style-name="WWNum3">
        <text:list-item>
          <text:p text:style-name="P13">FOR <text:span text:style-name="T1">LINE </text:span>detections: <text:span text:style-name="T1">merge_all </text:span>(options are set to merge in by month</text:p>
          <text:list>
            <text:list-item>
              <text:p text:style-name="P18">this completes the merge for the emission line sources</text:p>
            </text:list-item>
            <text:list-item>
              <text:p text:style-name="P18">should be in <text:span text:style-name="T1">idev</text:span></text:p>
            </text:list-item>
            <text:list-item>
              <text:p text:style-name="P18">replaces any existing h5 file … runs around 1 minute per month</text:p>
            </text:list-item>
          </text:list>
        </text:list-item>
      </text:list>
      <text:p text:style-name="P21"/>
      <text:p text:style-name="Standard"/>
      <text:p text:style-name="Standard"/>
      <text:p text:style-name="Standard"/>
      <text:p text:style-name="Heading_20_2"><text:bookmark text:name="_8mk8omws9ep5"/>Now you may want to run ELiXer, at least on the continuum sources and review …</text:p>
      <text:p text:style-name="Standard"/>
      <text:p text:style-name="Standard">under /scratch/03261/polonius/hdr&lt;x&gt;/detect</text:p>
      <text:list xml:id="list629824208" text:style-name="WWNum1">
        <text:list-item>
          <text:p text:style-name="P14">run <text:span text:style-name="T1">get_dets &lt;input h5&gt; &lt;output txt&gt; &lt;query string&gt;</text:span></text:p>
          <text:list>
            <text:list-item>
              <text:p text:style-name="P19">i.e. &gt; <text:s/>get_dets continuum_sources.h5 cont.dets “(date &gt; 20240400) &amp; (date &lt; 20240500)”</text:p>
            </text:list-item>
            <text:list-item>
              <text:p text:style-name="P19">output will be the list of detectIDs in continuum_sources.h5 in that date range</text:p>
            </text:list-item>
            <text:list-item>
              <text:p text:style-name="P19">can then use that to run elixer</text:p>
            </text:list-item>
          </text:list>
        </text:list-item>
      </text:list>
      <text:p text:style-name="Standard"/>
      <text:p text:style-name="P22">under /scratch/03261/polonius/hdr&lt;x&gt;/elixer</text:p>
      <text:list xml:id="list433257933" text:style-name="WWNum2">
        <text:list-item>
          <text:p text:style-name="P15">copy the output file from above (e.g. cont.dets) to /scratch/03261/polonius/hdr&lt;x&gt;/elixer</text:p>
          <text:list>
            <text:list-item>
              <text:p text:style-name="P20"><text:soft-page-break/>you may want to rename to something like: hdr5_YYYYMM_cont.dets</text:p>
            </text:list-item>
          </text:list>
        </text:list-item>
        <text:list-item>
          <text:p text:style-name="P15">run selixer.test with these parameters (alter nodes as needed based on the size … one node for one month is fine): <text:line-break/><text:span text:style-name="T13">--log info --hdr 5 --dets &lt;the dets file&gt; --name &lt;outdir name&gt; --hdf5 /scratch/03261/polonius/hdr5/detect/continuum_sources.h5 --continuum --png --error 3.0 --neighborhood 0.0 --require_hetdex --ntasks_per_node 56 --tasks 0 --nodes 4 --email dustin@astro.as.utexas.edu -f</text:span></text:p>
        </text:list-item>
        <text:list-item>
          <text:p text:style-name="P15">copy all the *.png files to: all_pngs and then copy those to </text:p>
          <text:list>
            <text:list-item>
              <text:p text:style-name="P20">/corral-repl/utexas/Hobby-Eberly-Telesco/tmp_dd/hdr5/all_pngs</text:p>
              <text:list>
                <text:list-item>
                  <text:p text:style-name="P25">will have to be hetdex user to do this</text:p>
                </text:list-item>
              </text:list>
            </text:list-item>
          </text:list>
        </text:list-item>
        <text:list-item>
          <text:p text:style-name="P15">review in the hub</text:p>
        </text:list-item>
        <text:list-item>
          <text:p text:style-name="P16"/>
        </text:list-item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22"><text:span text:style-name="T13">&gt;&gt;&gt; todo: can we ADD to existing catalog h5 files? … have a problem where files have aged off /scratch …</text:span></text:p>
      <text:p text:style-name="P22"><text:span text:style-name="T13">&gt;&gt;&gt; need to APPEND new detections (line and cont) to existing files</text:span></text:p>
      <text:p text:style-name="P22"><text:span text:style-name="T13">&gt;&gt; where are those files?</text:span></text:p>
      <text:p text:style-name="P22"><text:span text:style-name="T13">&gt;&gt; /corral-repl/utexas/Hobby-xxxx/tmp_dd/hdr5/</text:span></text:p>
      <text:p text:style-name="P22"><text:span text:style-name="T13">&gt;&gt; may need to modify code? HETDEX_API stuff … or was there a second way in email from Erin on how to append??</text:span></text:p>
      <text:p text:style-name="P22"><text:span text:style-name="T13">&gt;&gt; if not, may need to re-run the detections part (alldet and cs), but should NOT need to go back to calibrations</text:span></text:p>
      <text:p text:style-name="P23"/>
      <text:p text:style-name="P23"/>
      <text:p text:style-name="P23"><text:soft-page-break/></text:p>
      <text:p text:style-name="Heading_20_1"><text:bookmark text:name="_3c687c1r7706"/>Now, when ready, move on to next document with notes on making a catalog and release </text:p>
      <text:p text:style-name="Heading_20_1"><text:bookmark text:name="_95rvdqhkl69l"/>(HDRx Catalog and Release Notes)<text:line-break/>(aka notes_catalog_and_release.od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normal" style:font-name-asian="Arial1" style:font-family-asian="Arial" style:font-family-generic-asian="system" style:font-pitch-asian="variable" style:font-weight-asian="normal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4" meta:paragraph-count="220" meta:word-count="2042" meta:character-count="16367" meta:non-whitespace-character-count="14436"/>
    <meta:generator>LibreOfficeDev/6.0.5.2$Linux_X86_64 LibreOffice_project/</meta:generator>
  </office:meta>
</office:document-meta>
</file>